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379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roup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onatype.oss</text:p>
          </table:table-cell>
          <table:table-cell office:value-type="float" office:value="25710.8285157781" calcext:value-type="float">
            <text:p>25710.828515778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2:.C593]; &quot;=1&quot;)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org.apache.storm</text:p>
          </table:table-cell>
          <table:table-cell office:value-type="float" office:value="24525.2701187904" calcext:value-type="float">
            <text:p>24525.270118790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3:.C594]; &quot;=2&quot;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unit</text:p>
          </table:table-cell>
          <table:table-cell office:value-type="float" office:value="16718.9634064864" calcext:value-type="float">
            <text:p>16718.963406486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4:.C595]; &quot;=3&quot;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o.netty</text:p>
          </table:table-cell>
          <table:table-cell office:value-type="float" office:value="16453.5861397798" calcext:value-type="float">
            <text:p>16453.586139779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5:.C596]; &quot;=4&quot;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m.facebook.presto</text:p>
          </table:table-cell>
          <table:table-cell office:value-type="float" office:value="15125.2162215555" calcext:value-type="float">
            <text:p>15125.216221555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6:.C597]; &quot;=5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m.thinkaurelius.titan</text:p>
          </table:table-cell>
          <table:table-cell office:value-type="float" office:value="13903.6471087864" calcext:value-type="float">
            <text:p>13903.64710878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zaxxer</text:p>
          </table:table-cell>
          <table:table-cell office:value-type="float" office:value="12762.50711508" calcext:value-type="float">
            <text:p>12762.507115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ommons</text:p>
          </table:table-cell>
          <table:table-cell office:value-type="float" office:value="11463.2283055349" calcext:value-type="float">
            <text:p>11463.22830553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mojo</text:p>
          </table:table-cell>
          <table:table-cell office:value-type="float" office:value="11296.1283928101" calcext:value-type="float">
            <text:p>11296.1283928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plugin</text:p>
          </table:table-cell>
          <table:table-cell office:value-type="float" office:value="10506.9202160443" calcext:value-type="float">
            <text:p>10506.92021604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eeplearning4j</text:p>
          </table:table-cell>
          <table:table-cell office:value-type="float" office:value="9585.71796638568" calcext:value-type="float">
            <text:p>9585.71796638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ckito</text:p>
          </table:table-cell>
          <table:table-cell office:value-type="float" office:value="9128.53940911275" calcext:value-type="float">
            <text:p>9128.5394091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</text:p>
          </table:table-cell>
          <table:table-cell office:value-type="float" office:value="9060.54867526438" calcext:value-type="float">
            <text:p>9060.54867526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.h2o</text:p>
          </table:table-cell>
          <table:table-cell office:value-type="float" office:value="8940.44775848607" calcext:value-type="float">
            <text:p>8940.44775848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gson</text:p>
          </table:table-cell>
          <table:table-cell office:value-type="float" office:value="8509.90450613574" calcext:value-type="float">
            <text:p>8509.90450613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uava</text:p>
          </table:table-cell>
          <table:table-cell office:value-type="float" office:value="8446.47682699592" calcext:value-type="float">
            <text:p>8446.47682699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dropwizard</text:p>
          </table:table-cell>
          <table:table-cell office:value-type="float" office:value="8392.28191155094" calcext:value-type="float">
            <text:p>8392.28191155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jstorm</text:p>
          </table:table-cell>
          <table:table-cell office:value-type="float" office:value="7934.07646671175" calcext:value-type="float">
            <text:p>7934.07646671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</text:p>
          </table:table-cell>
          <table:table-cell office:value-type="float" office:value="7843.65949592566" calcext:value-type="float">
            <text:p>7843.65949592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</text:p>
          </table:table-cell>
          <table:table-cell office:value-type="float" office:value="7318.60674068036" calcext:value-type="float">
            <text:p>7318.60674068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rientechnologies</text:p>
          </table:table-cell>
          <table:table-cell office:value-type="float" office:value="6608.62876104044" calcext:value-type="float">
            <text:p>6608.62876104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.clients</text:p>
          </table:table-cell>
          <table:table-cell office:value-type="float" office:value="6445.25735818964" calcext:value-type="float">
            <text:p>6445.25735818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oboguice</text:p>
          </table:table-cell>
          <table:table-cell office:value-type="float" office:value="6325.29850846868" calcext:value-type="float">
            <text:p>6325.29850846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lluxio</text:p>
          </table:table-cell>
          <table:table-cell office:value-type="float" office:value="5902.19960785448" calcext:value-type="float">
            <text:p>5902.19960785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.codecraft</text:p>
          </table:table-cell>
          <table:table-cell office:value-type="float" office:value="5901.02866487157" calcext:value-type="float">
            <text:p>5901.02866487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findbugs</text:p>
          </table:table-cell>
          <table:table-cell office:value-type="float" office:value="5043.0834745973" calcext:value-type="float">
            <text:p>5043.08347459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j2objc</text:p>
          </table:table-cell>
          <table:table-cell office:value-type="float" office:value="4843.78674280484" calcext:value-type="float">
            <text:p>4843.78674280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dropwizard.metrics</text:p>
          </table:table-cell>
          <table:table-cell office:value-type="float" office:value="4726.89403401737" calcext:value-type="float">
            <text:p>4726.89403401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doc</text:p>
          </table:table-cell>
          <table:table-cell office:value-type="float" office:value="4585.14919591986" calcext:value-type="float">
            <text:p>4585.14919591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http3</text:p>
          </table:table-cell>
          <table:table-cell office:value-type="float" office:value="4420.82714853712" calcext:value-type="float">
            <text:p>4420.82714853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java</text:p>
          </table:table-cell>
          <table:table-cell office:value-type="float" office:value="4368.9709717094" calcext:value-type="float">
            <text:p>4368.97097170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app</text:p>
          </table:table-cell>
          <table:table-cell office:value-type="float" office:value="3769.36908456579" calcext:value-type="float">
            <text:p>3769.36908456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plugins</text:p>
          </table:table-cell>
          <table:table-cell office:value-type="float" office:value="3524" calcext:value-type="float">
            <text:p>35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core</text:p>
          </table:table-cell>
          <table:table-cell office:value-type="float" office:value="3451.41831176977" calcext:value-type="float">
            <text:p>3451.41831176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tmosphere</text:p>
          </table:table-cell>
          <table:table-cell office:value-type="float" office:value="3265.45589249909" calcext:value-type="float">
            <text:p>3265.45589249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cto.android.robospice</text:p>
          </table:table-cell>
          <table:table-cell office:value-type="float" office:value="2972.09730342426" calcext:value-type="float">
            <text:p>2972.09730342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adoop.contrib</text:p>
          </table:table-cell>
          <table:table-cell office:value-type="float" office:value="2950.77634606572" calcext:value-type="float">
            <text:p>2950.77634606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retrofit2</text:p>
          </table:table-cell>
          <table:table-cell office:value-type="float" office:value="2856.5866635785" calcext:value-type="float">
            <text:p>2856.58666357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etbrains.kotlin</text:p>
          </table:table-cell>
          <table:table-cell office:value-type="float" office:value="2853.89681718645" calcext:value-type="float">
            <text:p>2853.89681718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zxing</text:p>
          </table:table-cell>
          <table:table-cell office:value-type="float" office:value="2785.20914635269" calcext:value-type="float">
            <text:p>2785.20914635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afka</text:p>
          </table:table-cell>
          <table:table-cell office:value-type="float" office:value="2779.92111471353" calcext:value-type="float">
            <text:p>2779.92111471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4j</text:p>
          </table:table-cell>
          <table:table-cell office:value-type="float" office:value="2655.03927924959" calcext:value-type="float">
            <text:p>2655.03927924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arceler</text:p>
          </table:table-cell>
          <table:table-cell office:value-type="float" office:value="2624.43827518856" calcext:value-type="float">
            <text:p>2624.43827518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ttpcomponents</text:p>
          </table:table-cell>
          <table:table-cell office:value-type="float" office:value="2621.08958182919" calcext:value-type="float">
            <text:p>2621.08958182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soup</text:p>
          </table:table-cell>
          <table:table-cell office:value-type="float" office:value="2595.528819051" calcext:value-type="float">
            <text:p>2595.528819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plugin-tools</text:p>
          </table:table-cell>
          <table:table-cell office:value-type="float" office:value="2540.7103048739" calcext:value-type="float">
            <text:p>2540.71030487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craft</text:p>
          </table:table-cell>
          <table:table-cell office:value-type="float" office:value="2450.61204896821" calcext:value-type="float">
            <text:p>2450.61204896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github</text:p>
          </table:table-cell>
          <table:table-cell office:value-type="float" office:value="2418.82472896767" calcext:value-type="float">
            <text:p>2418.82472896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protobuf</text:p>
          </table:table-cell>
          <table:table-cell office:value-type="float" office:value="2404.04622067696" calcext:value-type="float">
            <text:p>2404.0462206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.cosmos</text:p>
          </table:table-cell>
          <table:table-cell office:value-type="float" office:value="2383.56199323044" calcext:value-type="float">
            <text:p>2383.56199323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zookeeper</text:p>
          </table:table-cell>
          <table:table-cell office:value-type="float" office:value="2371.6836721719" calcext:value-type="float">
            <text:p>2371.68367217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nfiguration</text:p>
          </table:table-cell>
          <table:table-cell office:value-type="float" office:value="2355.52945956341" calcext:value-type="float">
            <text:p>2355.52945956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ang</text:p>
          </table:table-cell>
          <table:table-cell office:value-type="float" office:value="2343.14109909245" calcext:value-type="float">
            <text:p>2343.14109909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ndroidannotations</text:p>
          </table:table-cell>
          <table:table-cell office:value-type="float" office:value="2258.80829619126" calcext:value-type="float">
            <text:p>2258.80829619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build</text:p>
          </table:table-cell>
          <table:table-cell office:value-type="float" office:value="2237.35733334703" calcext:value-type="float">
            <text:p>2237.3573333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pringside</text:p>
          </table:table-cell>
          <table:table-cell office:value-type="float" office:value="2234.74493635689" calcext:value-type="float">
            <text:p>2234.74493635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anohttpd</text:p>
          </table:table-cell>
          <table:table-cell office:value-type="float" office:value="2210.9309004236" calcext:value-type="float">
            <text:p>2210.93090042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rocketmq</text:p>
          </table:table-cell>
          <table:table-cell office:value-type="float" office:value="2191.28545207149" calcext:value-type="float">
            <text:p>2191.28545207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sqldb</text:p>
          </table:table-cell>
          <table:table-cell office:value-type="float" office:value="1956.84289746797" calcext:value-type="float">
            <text:p>1956.8428974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pringside.examples</text:p>
          </table:table-cell>
          <table:table-cell office:value-type="float" office:value="1917.98280950821" calcext:value-type="float">
            <text:p>1917.98280950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robme</text:p>
          </table:table-cell>
          <table:table-cell office:value-type="float" office:value="1912.77792968219" calcext:value-type="float">
            <text:p>1912.77792968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ctionbarsherlock</text:p>
          </table:table-cell>
          <table:table-cell office:value-type="float" office:value="1880.19048655799" calcext:value-type="float">
            <text:p>1880.1904865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h2database</text:p>
          </table:table-cell>
          <table:table-cell office:value-type="float" office:value="1855.91716280179" calcext:value-type="float">
            <text:p>1855.91716280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inject</text:p>
          </table:table-cell>
          <table:table-cell office:value-type="float" office:value="1850.15179805574" calcext:value-type="float">
            <text:p>1850.15179805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orfjackal.retrolambda</text:p>
          </table:table-cell>
          <table:table-cell office:value-type="float" office:value="1823.36538567271" calcext:value-type="float">
            <text:p>1823.36538567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</text:p>
          </table:table-cell>
          <table:table-cell office:value-type="float" office:value="1776.86790931884" calcext:value-type="float">
            <text:p>1776.86790931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jstorm.yarn</text:p>
          </table:table-cell>
          <table:table-cell office:value-type="float" office:value="1649.82129416993" calcext:value-type="float">
            <text:p>1649.82129416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inject.extensions</text:p>
          </table:table-cell>
          <table:table-cell office:value-type="float" office:value="1637.66309479216" calcext:value-type="float">
            <text:p>1637.66309479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examples</text:p>
          </table:table-cell>
          <table:table-cell office:value-type="float" office:value="1599.02641964765" calcext:value-type="float">
            <text:p>1599.02641964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lojure</text:p>
          </table:table-cell>
          <table:table-cell office:value-type="float" office:value="1558.25208492124" calcext:value-type="float">
            <text:p>1558.25208492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omcat</text:p>
          </table:table-cell>
          <table:table-cell office:value-type="float" office:value="1533.25371580573" calcext:value-type="float">
            <text:p>1533.25371580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w2.asm</text:p>
          </table:table-cell>
          <table:table-cell office:value-type="float" office:value="1512.84985754358" calcext:value-type="float">
            <text:p>1512.84985754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dashboard</text:p>
          </table:table-cell>
          <table:table-cell office:value-type="float" office:value="1508.47618277587" calcext:value-type="float">
            <text:p>1508.47618277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.qos.logback</text:p>
          </table:table-cell>
          <table:table-cell office:value-type="float" office:value="1476.09353306383" calcext:value-type="float">
            <text:p>1476.09353306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parkjava</text:p>
          </table:table-cell>
          <table:table-cell office:value-type="float" office:value="1390.20601919007" calcext:value-type="float">
            <text:p>1390.20601919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sample</text:p>
          </table:table-cell>
          <table:table-cell office:value-type="float" office:value="1364.09631170795" calcext:value-type="float">
            <text:p>1364.0963117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servlet</text:p>
          </table:table-cell>
          <table:table-cell office:value-type="float" office:value="1286.09518469847" calcext:value-type="float">
            <text:p>1286.09518469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d2j</text:p>
          </table:table-cell>
          <table:table-cell office:value-type="float" office:value="1192.37234155664" calcext:value-type="float">
            <text:p>1192.37234155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value</text:p>
          </table:table-cell>
          <table:table-cell office:value-type="float" office:value="1182.99007437566" calcext:value-type="float">
            <text:p>1182.99007437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reactivex</text:p>
          </table:table-cell>
          <table:table-cell office:value-type="float" office:value="1171.74441584258" calcext:value-type="float">
            <text:p>1171.74441584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json-simple</text:p>
          </table:table-cell>
          <table:table-cell office:value-type="float" office:value="1144.78308347514" calcext:value-type="float">
            <text:p>1144.78308347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ndroid</text:p>
          </table:table-cell>
          <table:table-cell office:value-type="float" office:value="1079.84177402614" calcext:value-type="float">
            <text:p>1079.84177402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media</text:p>
          </table:table-cell>
          <table:table-cell office:value-type="float" office:value="1060.47087824481" calcext:value-type="float">
            <text:p>1060.47087824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gmaven</text:p>
          </table:table-cell>
          <table:table-cell office:value-type="float" office:value="1035.53960539051" calcext:value-type="float">
            <text:p>1035.53960539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core</text:p>
          </table:table-cell>
          <table:table-cell office:value-type="float" office:value="973.200471947245" calcext:value-type="float">
            <text:p>973.20047194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.acra</text:p>
          </table:table-cell>
          <table:table-cell office:value-type="float" office:value="971.972227418544" calcext:value-type="float">
            <text:p>971.97222741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dagger</text:p>
          </table:table-cell>
          <table:table-cell office:value-type="float" office:value="965.648866237646" calcext:value-type="float">
            <text:p>965.64886623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dec</text:p>
          </table:table-cell>
          <table:table-cell office:value-type="float" office:value="956.255917464344" calcext:value-type="float">
            <text:p>956.25591746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son</text:p>
          </table:table-cell>
          <table:table-cell office:value-type="float" office:value="925.439919341761" calcext:value-type="float">
            <text:p>925.43991934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</text:p>
          </table:table-cell>
          <table:table-cell office:value-type="float" office:value="904.255626059906" calcext:value-type="float">
            <text:p>904.25562605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amcrest</text:p>
          </table:table-cell>
          <table:table-cell office:value-type="float" office:value="900.227448938422" calcext:value-type="float">
            <text:p>900.22744893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apdb</text:p>
          </table:table-cell>
          <table:table-cell office:value-type="float" office:value="892.597310181966" calcext:value-type="float">
            <text:p>892.5973101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velocity</text:p>
          </table:table-cell>
          <table:table-cell office:value-type="float" office:value="859.51904480475" calcext:value-type="float">
            <text:p>859.51904480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eremyfeinstein.slidingmenu</text:p>
          </table:table-cell>
          <table:table-cell office:value-type="float" office:value="856.556438255076" calcext:value-type="float">
            <text:p>856.55643825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bouncycastle</text:p>
          </table:table-cell>
          <table:table-cell office:value-type="float" office:value="796.658496252648" calcext:value-type="float">
            <text:p>796.65849625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llections</text:p>
          </table:table-cell>
          <table:table-cell office:value-type="float" office:value="790.253933446668" calcext:value-type="float">
            <text:p>790.25393344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reemarker</text:p>
          </table:table-cell>
          <table:table-cell office:value-type="float" office:value="771.146995324547" calcext:value-type="float">
            <text:p>771.14699532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.stanford.nlp</text:p>
          </table:table-cell>
          <table:table-cell office:value-type="float" office:value="759.930950663768" calcext:value-type="float">
            <text:p>759.93095066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asytesting</text:p>
          </table:table-cell>
          <table:table-cell office:value-type="float" office:value="745.904786278025" calcext:value-type="float">
            <text:p>745.9047862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lf4j</text:p>
          </table:table-cell>
          <table:table-cell office:value-type="float" office:value="745.369362545292" calcext:value-type="float">
            <text:p>745.36936254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value.it.gwtserializer</text:p>
          </table:table-cell>
          <table:table-cell office:value-type="float" office:value="741.336056920098" calcext:value-type="float">
            <text:p>741.33605692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ine</text:p>
          </table:table-cell>
          <table:table-cell office:value-type="float" office:value="717.232870366346" calcext:value-type="float">
            <text:p>717.23287036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yinwang</text:p>
          </table:table-cell>
          <table:table-cell office:value-type="float" office:value="709.039894069558" calcext:value-type="float">
            <text:p>709.03989406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inject</text:p>
          </table:table-cell>
          <table:table-cell office:value-type="float" office:value="684.800175969665" calcext:value-type="float">
            <text:p>684.80017596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cribejava</text:p>
          </table:table-cell>
          <table:table-cell office:value-type="float" office:value="680.87604485766" calcext:value-type="float">
            <text:p>680.87604485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dataformat</text:p>
          </table:table-cell>
          <table:table-cell office:value-type="float" office:value="664.593663812408" calcext:value-type="float">
            <text:p>664.59366381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sertj</text:p>
          </table:table-cell>
          <table:table-cell office:value-type="float" office:value="657.488833846055" calcext:value-type="float">
            <text:p>657.48883384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xerial.snappy</text:p>
          </table:table-cell>
          <table:table-cell office:value-type="float" office:value="651.058874307246" calcext:value-type="float">
            <text:p>651.05887430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haarman.listviewanimations</text:p>
          </table:table-cell>
          <table:table-cell office:value-type="float" office:value="626.245877624387" calcext:value-type="float">
            <text:p>626.24587762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598.30414108581" calcext:value-type="float">
            <text:p>598.30414108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estng</text:p>
          </table:table-cell>
          <table:table-cell office:value-type="float" office:value="597.89785349716" calcext:value-type="float">
            <text:p>597.89785349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in-stdlib-gen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w.ad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radle.webinar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jersey</text:p>
          </table:table-cell>
          <table:table-cell office:value-type="float" office:value="570.592102237723" calcext:value-type="float">
            <text:p>570.59210223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lasticsearch</text:p>
          </table:table-cell>
          <table:table-cell office:value-type="float" office:value="564.02784839038" calcext:value-type="float">
            <text:p>564.02784839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grapht</text:p>
          </table:table-cell>
          <table:table-cell office:value-type="float" office:value="552.343815499911" calcext:value-type="float">
            <text:p>552.34381549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witter</text:p>
          </table:table-cell>
          <table:table-cell office:value-type="float" office:value="527.5889514449" calcext:value-type="float">
            <text:p>527.58895144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a-time</text:p>
          </table:table-cell>
          <table:table-cell office:value-type="float" office:value="478.948829443892" calcext:value-type="float">
            <text:p>478.94882944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service</text:p>
          </table:table-cell>
          <table:table-cell office:value-type="float" office:value="416.78305046035" calcext:value-type="float">
            <text:p>416.78305046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factory</text:p>
          </table:table-cell>
          <table:table-cell office:value-type="float" office:value="399.606560713641" calcext:value-type="float">
            <text:p>399.60656071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jackson</text:p>
          </table:table-cell>
          <table:table-cell office:value-type="float" office:value="368.861326697039" calcext:value-type="float">
            <text:p>368.8613266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ws.rs</text:p>
          </table:table-cell>
          <table:table-cell office:value-type="float" office:value="359.692794475906" calcext:value-type="float">
            <text:p>359.69279447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ngodb</text:p>
          </table:table-cell>
          <table:table-cell office:value-type="float" office:value="352.690569836119" calcext:value-type="float">
            <text:p>352.69056983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</text:p>
          </table:table-cell>
          <table:table-cell office:value-type="float" office:value="322.306478386943" calcext:value-type="float">
            <text:p>322.30647838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mail</text:p>
          </table:table-cell>
          <table:table-cell office:value-type="float" office:value="320.056394606772" calcext:value-type="float">
            <text:p>320.05639460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felix</text:p>
          </table:table-cell>
          <table:table-cell office:value-type="float" office:value="315.711636252632" calcext:value-type="float">
            <text:p>315.71163625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java.integration-tests</text:p>
          </table:table-cell>
          <table:table-cell office:value-type="float" office:value="305.41540331994" calcext:value-type="float">
            <text:p>305.41540331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aliper</text:p>
          </table:table-cell>
          <table:table-cell office:value-type="float" office:value="278.464544374775" calcext:value-type="float">
            <text:p>278.46454437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ntlr</text:p>
          </table:table-cell>
          <table:table-cell office:value-type="float" office:value="277.627955800636" calcext:value-type="float">
            <text:p>277.62795580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test</text:p>
          </table:table-cell>
          <table:table-cell office:value-type="float" office:value="275.693250471884" calcext:value-type="float">
            <text:p>275.69325047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mazonaws</text:p>
          </table:table-cell>
          <table:table-cell office:value-type="float" office:value="275.666930604524" calcext:value-type="float">
            <text:p>275.66693060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groovy</text:p>
          </table:table-cell>
          <table:table-cell office:value-type="float" office:value="275.093722027848" calcext:value-type="float">
            <text:p>275.09372202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oloeverywhere</text:p>
          </table:table-cell>
          <table:table-cell office:value-type="float" office:value="273.679451303201" calcext:value-type="float">
            <text:p>273.67945130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opencsv</text:p>
          </table:table-cell>
          <table:table-cell office:value-type="float" office:value="269.958888402561" calcext:value-type="float">
            <text:p>269.95888840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</text:p>
          </table:table-cell>
          <table:table-cell office:value-type="float" office:value="266.553222914502" calcext:value-type="float">
            <text:p>266.55322291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kohsuke</text:p>
          </table:table-cell>
          <table:table-cell office:value-type="float" office:value="263.41902642154" calcext:value-type="float">
            <text:p>263.41902642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websocket</text:p>
          </table:table-cell>
          <table:table-cell office:value-type="float" office:value="234.471317780225" calcext:value-type="float">
            <text:p>234.47131778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group</text:p>
          </table:table-cell>
          <table:table-cell office:value-type="float" office:value="233.837346255773" calcext:value-type="float">
            <text:p>233.83734625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coco</text:p>
          </table:table-cell>
          <table:table-cell office:value-type="float" office:value="231.851886021808" calcext:value-type="float">
            <text:p>231.85188602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odenvy.ide</text:p>
          </table:table-cell>
          <table:table-cell office:value-type="float" office:value="224.103084624901" calcext:value-type="float">
            <text:p>224.10308462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rtbay.jetty.alpn</text:p>
          </table:table-cell>
          <table:table-cell office:value-type="float" office:value="219.003659756815" calcext:value-type="float">
            <text:p>219.00365975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connectors</text:p>
          </table:table-cell>
          <table:table-cell office:value-type="float" office:value="214.948867378777" calcext:value-type="float">
            <text:p>214.94886737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viewpagerindicator</text:p>
          </table:table-cell>
          <table:table-cell office:value-type="float" office:value="209.200818767655" calcext:value-type="float">
            <text:p>209.20081876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websocket</text:p>
          </table:table-cell>
          <table:table-cell office:value-type="float" office:value="208.561524219575" calcext:value-type="float">
            <text:p>208.56152421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io</text:p>
          </table:table-cell>
          <table:table-cell office:value-type="float" office:value="206.212184591658" calcext:value-type="float">
            <text:p>206.21218459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eflections</text:p>
          </table:table-cell>
          <table:table-cell office:value-type="float" office:value="200.861323470276" calcext:value-type="float">
            <text:p>200.86132347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float" office:value="200.005105340136" calcext:value-type="float">
            <text:p>200.00510534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ycila</text:p>
          </table:table-cell>
          <table:table-cell office:value-type="float" office:value="196.312625023159" calcext:value-type="float">
            <text:p>196.31262502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sortpom</text:p>
          </table:table-cell>
          <table:table-cell office:value-type="float" office:value="196.312625023159" calcext:value-type="float">
            <text:p>196.31262502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</text:p>
          </table:table-cell>
          <table:table-cell office:value-type="float" office:value="181.980806451613" calcext:value-type="float">
            <text:p>181.98080645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dbi</text:p>
          </table:table-cell>
          <table:table-cell office:value-type="float" office:value="181.47684540825" calcext:value-type="float">
            <text:p>181.47684540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asymock</text:p>
          </table:table-cell>
          <table:table-cell office:value-type="float" office:value="169.21101321335" calcext:value-type="float">
            <text:p>169.21101321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.emilsjolander</text:p>
          </table:table-cell>
          <table:table-cell office:value-type="float" office:value="157.492316548931" calcext:value-type="float">
            <text:p>157.49231654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li</text:p>
          </table:table-cell>
          <table:table-cell office:value-type="float" office:value="155.386780515902" calcext:value-type="float">
            <text:p>155.38678051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atastax.cassandra</text:p>
          </table:table-cell>
          <table:table-cell office:value-type="float" office:value="153.522284481882" calcext:value-type="float">
            <text:p>153.52228448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</text:p>
          </table:table-cell>
          <table:table-cell office:value-type="float" office:value="152.740533170303" calcext:value-type="float">
            <text:p>152.74053317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impleframework</text:p>
          </table:table-cell>
          <table:table-cell office:value-type="float" office:value="150.824513133925" calcext:value-type="float">
            <text:p>150.82451313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</text:p>
          </table:table-cell>
          <table:table-cell office:value-type="float" office:value="150.459937293094" calcext:value-type="float">
            <text:p>150.45993729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shared</text:p>
          </table:table-cell>
          <table:table-cell office:value-type="float" office:value="141.163876364283" calcext:value-type="float">
            <text:p>141.16387636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.unimi.dsi</text:p>
          </table:table-cell>
          <table:table-cell office:value-type="float" office:value="139.543032595752" calcext:value-type="float">
            <text:p>139.54303259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ython</text:p>
          </table:table-cell>
          <table:table-cell office:value-type="float" office:value="138.135227655243" calcext:value-type="float">
            <text:p>138.13522765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parent</text:p>
          </table:table-cell>
          <table:table-cell office:value-type="float" office:value="135.383721505103" calcext:value-type="float">
            <text:p>135.3837215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palliance</text:p>
          </table:table-cell>
          <table:table-cell office:value-type="float" office:value="132.556405228758" calcext:value-type="float">
            <text:p>132.55640522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igester</text:p>
          </table:table-cell>
          <table:table-cell office:value-type="float" office:value="131.174301763466" calcext:value-type="float">
            <text:p>131.17430176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eriouscompany.business.java.fizzbuzz</text:p>
          </table:table-cell>
          <table:table-cell office:value-type="float" office:value="122.226238569201" calcext:value-type="float">
            <text:p>122.22623856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hrift</text:p>
          </table:table-cell>
          <table:table-cell office:value-type="float" office:value="117.418681329299" calcext:value-type="float">
            <text:p>117.41868132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containers</text:p>
          </table:table-cell>
          <table:table-cell office:value-type="float" office:value="116.712040189572" calcext:value-type="float">
            <text:p>116.71204018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fileupload</text:p>
          </table:table-cell>
          <table:table-cell office:value-type="float" office:value="109.864431956932" calcext:value-type="float">
            <text:p>109.86443195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yway.jsonpath</text:p>
          </table:table-cell>
          <table:table-cell office:value-type="float" office:value="105.242022196033" calcext:value-type="float">
            <text:p>105.2420221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effyhao.android</text:p>
          </table:table-cell>
          <table:table-cell office:value-type="float" office:value="92.5431912079266" calcext:value-type="float">
            <text:p>92.54319120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boot</text:p>
          </table:table-cell>
          <table:table-cell office:value-type="float" office:value="92.4666666666667" calcext:value-type="float">
            <text:p>92.4666666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ava.dev.jna</text:p>
          </table:table-cell>
          <table:table-cell office:value-type="float" office:value="88.1694633868547" calcext:value-type="float">
            <text:p>88.16946338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ngtech.java</text:p>
          </table:table-cell>
          <table:table-cell office:value-type="float" office:value="88.1694633868547" calcext:value-type="float">
            <text:p>88.16946338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ng</text:p>
          </table:table-cell>
          <table:table-cell office:value-type="float" office:value="86.2838123340615" calcext:value-type="float">
            <text:p>86.28381233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gilejava.docbkx</text:p>
          </table:table-cell>
          <table:table-cell office:value-type="float" office:value="82.9778478057889" calcext:value-type="float">
            <text:p>82.97784780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yrilmottier</text:p>
          </table:table-cell>
          <table:table-cell office:value-type="float" office:value="80.0049272306465" calcext:value-type="float">
            <text:p>80.00492723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ibernate</text:p>
          </table:table-cell>
          <table:table-cell office:value-type="float" office:value="79.7917507930666" calcext:value-type="float">
            <text:p>79.79175079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neoldandroids</text:p>
          </table:table-cell>
          <table:table-cell office:value-type="float" office:value="76.141962044942" calcext:value-type="float">
            <text:p>76.14196204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moshi</text:p>
          </table:table-cell>
          <table:table-cell office:value-type="float" office:value="75.9156740215042" calcext:value-type="float">
            <text:p>75.91567402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</text:p>
          </table:table-cell>
          <table:table-cell office:value-type="float" office:value="75.3025856738879" calcext:value-type="float">
            <text:p>75.30258567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mikephil</text:p>
          </table:table-cell>
          <table:table-cell office:value-type="float" office:value="74.7711120227329" calcext:value-type="float">
            <text:p>74.77111202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roup</text:p>
          </table:table-cell>
          <table:table-cell office:value-type="float" office:value="74.0257033847451" calcext:value-type="float">
            <text:p>74.02570338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drhistogram</text:p>
          </table:table-cell>
          <table:table-cell office:value-type="float" office:value="72.3948900944257" calcext:value-type="float">
            <text:p>72.39489009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vassist</text:p>
          </table:table-cell>
          <table:table-cell office:value-type="float" office:value="70.1848318432165" calcext:value-type="float">
            <text:p>70.18483184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lmax</text:p>
          </table:table-cell>
          <table:table-cell office:value-type="float" office:value="69.3493456464321" calcext:value-type="float">
            <text:p>69.34934564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eirslett</text:p>
          </table:table-cell>
          <table:table-cell office:value-type="float" office:value="69.2425303851434" calcext:value-type="float">
            <text:p>69.24253038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ctiveandroid</text:p>
          </table:table-cell>
          <table:table-cell office:value-type="float" office:value="63.023125669555" calcext:value-type="float">
            <text:p>63.02312566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pountz.lz4</text:p>
          </table:table-cell>
          <table:table-cell office:value-type="float" office:value="57.716597123457" calcext:value-type="float">
            <text:p>57.71659712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ruby</text:p>
          </table:table-cell>
          <table:table-cell office:value-type="float" office:value="51.4832702897852" calcext:value-type="float">
            <text:p>51.48327028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dexmaker</text:p>
          </table:table-cell>
          <table:table-cell office:value-type="float" office:value="46.7969809164301" calcext:value-type="float">
            <text:p>46.79698091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beanutils</text:p>
          </table:table-cell>
          <table:table-cell office:value-type="float" office:value="45.0104720020883" calcext:value-type="float">
            <text:p>45.01047200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maven-replacer-plugin</text:p>
          </table:table-cell>
          <table:table-cell office:value-type="float" office:value="43.8043022162328" calcext:value-type="float">
            <text:p>43.80430221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testing.compile</text:p>
          </table:table-cell>
          <table:table-cell office:value-type="float" office:value="41.545699538067" calcext:value-type="float">
            <text:p>41.54569953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</text:p>
          </table:table-cell>
          <table:table-cell office:value-type="float" office:value="41.0256933963889" calcext:value-type="float">
            <text:p>41.02569339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yway.maven.plugins.android.generation2</text:p>
          </table:table-cell>
          <table:table-cell office:value-type="float" office:value="37.3996015620619" calcext:value-type="float">
            <text:p>37.39960156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ogging</text:p>
          </table:table-cell>
          <table:table-cell office:value-type="float" office:value="30.6473015873016" calcext:value-type="float">
            <text:p>30.64730158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truth</text:p>
          </table:table-cell>
          <table:table-cell office:value-type="float" office:value="26.6974945025785" calcext:value-type="float">
            <text:p>26.69749450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.glasnost.orika</text:p>
          </table:table-cell>
          <table:table-cell office:value-type="float" office:value="23.2124827857564" calcext:value-type="float">
            <text:p>23.21248278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value.it.functional</text:p>
          </table:table-cell>
          <table:table-cell office:value-type="float" office:value="20.7703562043832" calcext:value-type="float">
            <text:p>20.77035620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dagger.example</text:p>
          </table:table-cell>
          <table:table-cell office:value-type="float" office:value="20.7230262363433" calcext:value-type="float">
            <text:p>20.72302623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ibernate.javax.persistence</text:p>
          </table:table-cell>
          <table:table-cell office:value-type="float" office:value="19.8638888888889" calcext:value-type="float">
            <text:p>19.8638888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wt</text:p>
          </table:table-cell>
          <table:table-cell office:value-type="float" office:value="17.5333333333333" calcext:value-type="float">
            <text:p>17.5333333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yaml</text:p>
          </table:table-cell>
          <table:table-cell office:value-type="float" office:value="11.3803331280875" calcext:value-type="float">
            <text:p>11.38033312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obolectric</text:p>
          </table:table-cell>
          <table:table-cell office:value-type="float" office:value="10.9537970801129" calcext:value-type="float">
            <text:p>10.95379708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impligility.maven.plugins</text:p>
          </table:table-cell>
          <table:table-cell office:value-type="float" office:value="9.79430418932707" calcext:value-type="float">
            <text:p>9.79430418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dropwizard.archetypes</text:p>
          </table:table-cell>
          <table:table-cell office:value-type="float" office:value="7.43344755986325" calcext:value-type="float">
            <text:p>7.43344755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256.ormlite</text:p>
          </table:table-cell>
          <table:table-cell office:value-type="float" office:value="4.32418300653595" calcext:value-type="float">
            <text:p>4.32418300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luder.coveralls</text:p>
          </table:table-cell>
          <table:table-cell office:value-type="float" office:value="3.4267184928598" calcext:value-type="float">
            <text:p>3.42671849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jdk.jmh</text:p>
          </table:table-cell>
          <table:table-cell office:value-type="float" office:value="1.03558612440191" calcext:value-type="float">
            <text:p>1.03558612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ndroid.support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kewharton</text:p>
          </table:table-cell>
          <table:table-cell office:value-type="float" office:value="0.0344827586206897" calcext:value-type="float">
            <text:p>0.03448275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anohttp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.finnte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assembl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rojectlombo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http3.samp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ven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zil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wt.gwtmocki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hi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bytedeco.javacpp-prese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s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am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yun.o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jsr166-mirr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assand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luce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yway.restassur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.project13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ld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m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s4j.pax.u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i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.motd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witter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kife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plex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.ac.waikato.cms.m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eleniumhq.seleni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mmonjava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wt.inj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ogamp.joc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directory.ser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hazelca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etflix.astyana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raph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jsil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potif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fmpp-maven-plug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si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wag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lywayd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presto.h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iq80.snapp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.discove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tru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-la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owermock.tes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inkerpop.rex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np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build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xmlgraphi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inkerpop.greml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bra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x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equin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det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uka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ciidoc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c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eu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attbertoli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hel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vividsolu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leepyc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intelli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bjenes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http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onatype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jure-comple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directory.stud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kevinsawic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wi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boss.marshall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anno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artisa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liquiba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d4j.org.eclipse.c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birt.run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l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data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d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ollec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fr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ndroid.tools.bui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icocontai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mylyn.githu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conflu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assandraun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ja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vaswi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u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3rdparty.javax.ws.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wag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ex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ng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erad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che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range.redis-embedd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.ganglia.gmetric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sg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heoryinpracti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protobuf.n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ics-cloju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alchim31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alc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icrosoft.eventhubs.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maven-java-formatter-plug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ae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onatype.ae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verr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dt.core.compi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toolchain.setu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gro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arrotsearch.randomizedtes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owerm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-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concurrentlinkedhash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thirdpar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ehcac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eradata.temp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weakre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vongosl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dira.user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mockwebser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rdf.sesa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ourceforge.argparse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atave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lojars.ru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p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ol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s4j.pax.ex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logging.log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ckit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wdata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ndroid.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.org.lidal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.co.jemos.pod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test-framework.provid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au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swi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gmavenpl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.j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activem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mal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patial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.c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tmosphere.jboss.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olok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pushtorefresh.java-private-constructor-chec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arboi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inkerpop.blueprin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li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ai-image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xt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arrotsear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gwt-test-uti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es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normanmaurer.maven.autobahntestsu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rtyl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achyonproj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po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oo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immutables.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rabbitm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esotericsoftware.kr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leart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pect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grizzl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geronimo.spe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uni_mannheim.informatik.dw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c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ndroidtransfu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efficient-java-matrix-libr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oid.sup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101te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pon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ltgt.gwt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takari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bytede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pullara.mustache.ja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tex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ju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etbra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ocksd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jdk.j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yammer.metri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impligility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.resol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http-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errorpr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dag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retrof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cc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bug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esotericsoftw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.mqtt-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aobao.metaq.fi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run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qm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ortaso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jim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uti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par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andro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.pu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papertr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egdow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sizeofa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presto.hado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inkerp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vectomat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-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sty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frankiesar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ov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sear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.hawtj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.nist.ma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bwaldvog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h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docla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promethe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cyp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bookkeep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inyjee.d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g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jarj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ynchttp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ourceforge.htmlclea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wveng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c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ycast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ndroid.map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depmg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ercem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sax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alp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dreamh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.tp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mesmurty.uti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centralsync-maven-plug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tephenc.high-scale-li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test-framewor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i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oauth-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rchart.u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bo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z.aQu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ive.hcatalo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</text:p>
          </table:table-cell>
          <table:table-cell office:value-type="float" office:value="24400.7167023111" calcext:value-type="float">
            <text:p>24400.71670231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module</text:p>
          </table:table-cell>
          <table:table-cell office:value-type="float" office:value="365.3202356808" calcext:value-type="float">
            <text:p>365.32023568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jaxrs</text:p>
          </table:table-cell>
          <table:table-cell office:value-type="float" office:value="365.3202356808" calcext:value-type="float">
            <text:p>365.32023568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ycila.maven-license-plugin</text:p>
          </table:table-cell>
          <table:table-cell office:value-type="float" office:value="148.821504761028" calcext:value-type="float">
            <text:p>148.82150476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-jndi</text:p>
          </table:table-cell>
          <table:table-cell office:value-type="float" office:value="109.369726689051" calcext:value-type="float">
            <text:p>109.369726689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bcp</text:p>
          </table:table-cell>
          <table:table-cell office:value-type="float" office:value="103.300305876285" calcext:value-type="float">
            <text:p>103.300305876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valid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transac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r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yun.odp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quartz-schedu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citru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wlik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cach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pringfo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rtbay.jet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ybat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grizzl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olbo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d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aobao.tbdatasour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x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json-li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rac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vas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groschup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boss.net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vnet.sorcer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etflix.curat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xmemcac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ibat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auch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minide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p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o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ourceforge.jtd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houghtworks.xstre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bs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jmock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utz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adoop</text:p>
          </table:table-cell>
          <table:table-cell office:value-type="float" office:value="16709.6655236305" calcext:value-type="float">
            <text:p>16709.66552363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httpclient</text:p>
          </table:table-cell>
          <table:table-cell office:value-type="float" office:value="377.573398814605" calcext:value-type="float">
            <text:p>377.57339881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servlet.jsp</text:p>
          </table:table-cell>
          <table:table-cell office:value-type="float" office:value="80.6662069838627" calcext:value-type="float">
            <text:p>80.66620698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ava.dev.jets3t</text:p>
          </table:table-cell>
          <table:table-cell office:value-type="float" office:value="39.9" calcext:value-type="float">
            <text:p>39.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mbus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ae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odahale.metric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jersey.contrib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ba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phoenix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tlassian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kyscream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en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lib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jettis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htt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omcat.emb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eclipsesource.minimal-js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jersey.jersey-test-framewor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ck-serv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re2j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k.tool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erb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ra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a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urat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c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icrosoft.az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ruedigermoell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was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xml.bi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avr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tra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ne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.leveldbj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sh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persistence</text:p>
          </table:table-cell>
          <table:table-cell office:value-type="float" office:value="5803.78943978379" calcext:value-type="float">
            <text:p>5803.78943978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addons</text:p>
          </table:table-cell>
          <table:table-cell office:value-type="float" office:value="3504" calcext:value-type="float">
            <text:p>35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io</text:p>
          </table:table-cell>
          <table:table-cell office:value-type="float" office:value="1179.5" calcext:value-type="float">
            <text:p>1179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binding</text:p>
          </table:table-cell>
          <table:table-cell office:value-type="float" office:value="585.5" calcext:value-type="float">
            <text:p>585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</text:p>
          </table:table-cell>
          <table:table-cell office:value-type="float" office:value="581.5" calcext:value-type="float">
            <text:p>581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derby</text:p>
          </table:table-cell>
          <table:table-cell office:value-type="float" office:value="363.150018869651" calcext:value-type="float">
            <text:p>363.150018869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ostgresql</text:p>
          </table:table-cell>
          <table:table-cell office:value-type="float" office:value="249.626623376623" calcext:value-type="float">
            <text:p>249.626623376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bundl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ac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eclipse-plug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tyc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openjp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co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ariadb.jdb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vaf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know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araf.tool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smarth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araf.featur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buti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xeri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avage7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dlogicgames.gdx</text:p>
          </table:table-cell>
          <table:table-cell office:value-type="float" office:value="6839.17720570994" calcext:value-type="float">
            <text:p>6839.177205709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lwjgl.lwjg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intel.mo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craf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maven-download-plug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lwjg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obidevelop.robov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dlogicgames.jglfw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dlogicgames.jlay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p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avapars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mavennativ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 calcext:value-type="string">
            <text:p>group": [</text:p>
            <text:p>1</text:p>
            <text:p>1</text:p>
            <text:p>1</text:p>
            <text:p>2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5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5</text:p>
            <text:p>4</text:p>
            <text:p>1</text:p>
            <text:p>2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3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2</text:p>
            <text:p>2</text:p>
            <text:p>4</text:p>
            <text:p>3</text:p>
            <text:p>1</text:p>
            <text:p>1</text:p>
            <text:p>3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3</text:p>
            <text:p>1</text:p>
            <text:p>3</text:p>
            <text:p>2</text:p>
            <text:p>1</text:p>
            <text:p>1</text:p>
            <text:p>1</text:p>
            <text:p>1</text:p>
            <text:p>1</text:p>
            <text:p>5</text:p>
            <text:p>1</text:p>
            <text:p>2</text:p>
            <text:p>3</text:p>
            <text:p>1</text:p>
            <text:p>1</text:p>
            <text:p>3</text:p>
            <text:p>1</text:p>
            <text:p>3</text:p>
            <text:p>1</text:p>
            <text:p>1</text:p>
            <text:p>1</text:p>
            <text:p>1</text:p>
            <text:p>1</text:p>
            <text:p>3</text:p>
            <text:p>1</text:p>
            <text:p>1</text:p>
            <text:p>3</text:p>
            <text:p>1</text:p>
            <text:p>3</text:p>
            <text:p>1</text:p>
            <text:p>3</text:p>
            <text:p>3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4</text:p>
            <text:p>1</text:p>
            <text:p>1</text:p>
            <text:p>1</text:p>
            <text:p>1</text:p>
            <text:p>3</text:p>
            <text:p>3</text:p>
            <text:p>1</text:p>
            <text:p>4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2</text:p>
            <text:p>1</text:p>
            <text:p>3</text:p>
            <text:p>1</text:p>
            <text:p>1</text:p>
            <text:p>1</text:p>
            <text:p>3</text:p>
            <text:p>1</text:p>
            <text:p>1</text:p>
            <text:p>1</text:p>
            <text:p>1</text:p>
            <text:p>3</text:p>
            <text:p>2</text:p>
            <text:p>1</text:p>
            <text:p>2</text:p>
            <text:p>2</text:p>
            <text:p>1</text:p>
            <text:p>2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5</text:p>
            <text:p>3</text:p>
            <text:p>1</text:p>
            <text:p>1</text:p>
            <text:p>2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4</text:p>
            <text:p>1</text:p>
            <text:p>1</text:p>
            <text:p>1</text:p>
            <text:p>1</text:p>
            <text:p>2</text:p>
            <text:p>3</text:p>
            <text:p>1</text:p>
            <text:p>1</text:p>
            <text:p>3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3</text:p>
            <text:p>4</text:p>
            <text:p>2</text:p>
            <text:p>1</text:p>
            <text:p>1</text:p>
            <text:p>2</text:p>
            <text:p>1</text:p>
            <text:p>1</text:p>
            <text:p>1</text:p>
            <text:p>4</text:p>
            <text:p>1</text:p>
            <text:p>1</text:p>
            <text:p>2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1</text:p>
            <text:p>1</text:p>
            <text:p>4</text:p>
            <text:p>1</text:p>
            <text:p>1</text:p>
            <text:p>4</text:p>
            <text:p>1</text:p>
            <text:p>1</text:p>
            <text:p>1</text:p>
            <text:p>1</text:p>
            <text:p>2</text:p>
            <text:p>1</text:p>
            <text:p>1</text:p>
            <text:p>4</text:p>
            <text:p>1</text:p>
            <text:p>1</text:p>
            <text:p>1</text:p>
            <text:p>1</text:p>
            <text:p>5</text:p>
            <text:p>1</text:p>
            <text:p>3</text:p>
            <text:p>3</text:p>
            <text:p>1</text:p>
            <text:p>2</text:p>
            <text:p>1</text:p>
            <text:p>1</text:p>
            <text:p>1</text:p>
            <text:p>1</text:p>
            <text:p>5</text:p>
            <text:p>1</text:p>
            <text:p>1</text:p>
            <text:p>1</text:p>
            <text:p>1</text:p>
            <text:p>1</text:p>
            <text:p>5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1</text:p>
            <text:p>1</text:p>
            <text:p>1</text:p>
            <text:p>2</text:p>
            <text:p>1</text:p>
            <text:p>2</text:p>
            <text:p>1</text:p>
            <text:p>1</text:p>
            <text:p>1</text:p>
            <text:p>3</text:p>
            <text:p>1</text:p>
            <text:p>2</text:p>
            <text:p>1</text:p>
            <text:p>1</text:p>
            <text:p>2</text:p>
            <text:p>4</text:p>
            <text:p>1</text:p>
            <text:p>2</text:p>
            <text:p>1</text:p>
            <text:p>1</text:p>
            <text:p>3</text:p>
            <text:p>5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/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59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 Nayrolles</meta:initial-creator>
    <meta:creation-date>2016-08-10T09:41:25.515594227</meta:creation-date>
    <dc:date>2016-08-10T15:00:23.268258426</dc:date>
    <dc:creator>Mathieu Nayrolles</dc:creator>
    <meta:editing-duration>PT4H42M53S</meta:editing-duration>
    <meta:editing-cycles>1</meta:editing-cycles>
    <meta:document-statistic meta:table-count="1" meta:cell-count="1785" meta:object-count="0"/>
    <meta:generator>LibreOffice/4.2.8.2$Linux_X86_64 LibreOffice_project/420m0$Build-2</meta:generator>
  </office:meta>
</office:document-meta>
</file>